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D00007F7600003EEED11BA0875DA069FE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20.5cm" svg:x="-1cm" svg:y="2.5cm">
          <draw:image xlink:href="Pictures/2000000D00007F7600003EEED11BA0875DA069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l" fo:country="G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50S</meta:editing-duration>
    <meta:editing-cycles>4</meta:editing-cycles>
    <meta:generator>LibreOffice/5.3.2.2$Windows_x86 LibreOffice_project/6cd4f1ef626f15116896b1d8e1398b56da0d0ee1</meta:generator>
    <dc:date>2019-03-23T18:48:54.969000000</dc:date>
    <meta:document-statistic meta:object-count="1"/>
  </office:meta>
</office:document-meta>
</file>